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6f756" officeooo:paragraph-rsid="0006f756"/>
    </style:style>
    <style:style style:name="P2" style:family="paragraph" style:parent-style-name="Standard">
      <style:text-properties fo:font-weight="bold" officeooo:rsid="0006f756" officeooo:paragraph-rsid="0006f756" style:font-weight-asian="bold" style:font-weight-complex="bold"/>
    </style:style>
    <style:style style:name="P3" style:family="paragraph" style:parent-style-name="Standard">
      <style:text-properties fo:font-weight="bold" officeooo:rsid="0007830c" officeooo:paragraph-rsid="0007830c" style:font-weight-asian="bold" style:font-weight-complex="bold"/>
    </style:style>
    <style:style style:name="P4" style:family="paragraph" style:parent-style-name="Standard">
      <style:text-properties fo:font-weight="normal" officeooo:rsid="0006f756" officeooo:paragraph-rsid="0006f756" style:font-weight-asian="normal" style:font-weight-complex="normal"/>
    </style:style>
    <style:style style:name="P5" style:family="paragraph" style:parent-style-name="Standard" style:list-style-name="L1">
      <style:text-properties officeooo:rsid="0006f756" officeooo:paragraph-rsid="0006f756"/>
    </style:style>
    <style:style style:name="P6" style:family="paragraph" style:parent-style-name="Standard" style:list-style-name="L2">
      <style:text-properties fo:font-weight="normal" officeooo:rsid="0006f756" officeooo:paragraph-rsid="0006f756" style:font-weight-asian="normal" style:font-weight-complex="normal"/>
    </style:style>
    <style:style style:name="P7" style:family="paragraph" style:parent-style-name="Standard">
      <style:text-properties fo:font-weight="bold" officeooo:rsid="0007830c" officeooo:paragraph-rsid="0007830c" style:font-weight-asian="bold" style:font-weight-complex="bold"/>
    </style:style>
    <style:style style:name="P8" style:family="paragraph" style:parent-style-name="Standard">
      <style:text-properties fo:font-weight="bold" officeooo:rsid="0007f124" officeooo:paragraph-rsid="0007f124" style:font-weight-asian="bold" style:font-weight-complex="bold"/>
    </style:style>
    <style:style style:name="P9" style:family="paragraph" style:parent-style-name="Standard">
      <style:text-properties fo:font-weight="bold" officeooo:rsid="000ac665" officeooo:paragraph-rsid="000ac665" style:font-weight-asian="bold" style:font-weight-complex="bold"/>
    </style:style>
    <style:style style:name="P10" style:family="paragraph" style:parent-style-name="Standard">
      <style:text-properties fo:font-weight="bold" officeooo:rsid="000b70e8" officeooo:paragraph-rsid="000b70e8" style:font-weight-asian="bold" style:font-weight-complex="bold"/>
    </style:style>
    <style:style style:name="P11" style:family="paragraph" style:parent-style-name="Standard">
      <style:text-properties fo:font-weight="bold" officeooo:rsid="000cadfb" officeooo:paragraph-rsid="000cadfb" style:font-weight-asian="bold" style:font-weight-complex="bold"/>
    </style:style>
    <style:style style:name="T1" style:family="text">
      <style:text-properties officeooo:rsid="0007830c"/>
    </style:style>
    <style:style style:name="T2" style:family="text">
      <style:text-properties fo:font-weight="normal" style:font-weight-asian="normal" style:font-weight-complex="normal"/>
    </style:style>
    <style:style style:name="T3" style:family="text">
      <style:text-properties officeooo:rsid="0007f12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prof.s i trova nel giardino dietro l’istituto di fisiologia.</text:p>
      <text:p text:style-name="P1">PH fisiologico: 7.38-7.42, importante due cifre decimali.</text:p>
      <text:p text:style-name="P1">Secondo il professore bastano del diapositive per studiare.</text:p>
      <text:p text:style-name="P1">Esame: 30 domande a crocette in 33 minuti, non si può tornare indietro.</text:p>
      <text:p text:style-name="P1">Il prof si incazza come una iena se uno copia.</text:p>
      <text:p text:style-name="P1">Testi di riferimento per la gente a cui fanno schifo le slide: Conti, Battaglini.</text:p>
      <text:p text:style-name="P1">Temi affrontati: </text:p>
      <text:list text:style-name="L1">
        <text:list-item>
          <text:p text:style-name="P5">Fisiologia del ciclo sonno-veglia.</text:p>
        </text:list-item>
        <text:list-item>
          <text:p text:style-name="P5">Fisiologia del sistema endocrino.</text:p>
        </text:list-item>
      </text:list>
      <text:p text:style-name="P1"/>
      <text:p text:style-name="P2">Regolazione del ciclo sonno-veglia</text:p>
      <text:p text:style-name="P4">Non sappiamo a cosa serva il sonno, tutti gli animali dormono, senza dormire si muore.</text:p>
      <text:p text:style-name="P4">Sonno locale: alcune parti del cervello possono dormire mentre altre sono attive. I delfini e le anatre in migrazione dormono con un emisfero alla volta.</text:p>
      <text:p text:style-name="P4">Caratteristiche del sonno <text:span text:style-name="T3">(definizione comportamentale)</text:span>:</text:p>
      <text:list text:style-name="L2">
        <text:list-item>
          <text:p text:style-name="P6">Relativa inattività - immobilità.</text:p>
        </text:list-item>
        <text:list-item>
          <text:p text:style-name="P6">Ridotta capacità di rispondere agli stimoli esterni (elevazione della soglia di risposta agli stimoli esterni).</text:p>
        </text:list-item>
        <text:list-item>
          <text:p text:style-name="P6">(Rapida) reversibilità.</text:p>
        </text:list-item>
        <text:list-item>
          <text:p text:style-name="P6">Recupero dopo privazione <text:span text:style-name="T1">(aumenta l’intensità piuttosto che la durata)</text:span>.</text:p>
        </text:list-item>
        <text:list-item>
          <text:p text:style-name="P6">Postura tipica.</text:p>
        </text:list-item>
        <text:list-item>
          <text:p text:style-name="P6">Espressione genica differenziale <text:span text:style-name="T3">(i geni espressi nel sonno e nella veglia sono diversi e sono molto conservati tra le specie)</text:span>.</text:p>
        </text:list-item>
      </text:list>
      <text:p text:style-name="P4"/>
      <text:p text:style-name="P3">Omeostasi: <text:span text:style-name="T2">Capacità di un organismo di mantenere un equilibrio stabile in caso di perturbazioni esterne o interne.</text:span></text:p>
      <text:p text:style-name="P3">Allostasi: <text:span text:style-name="T2">Tendenza di un organismoa trovare un nuovo punto di equilibrio a fronte di stress esterni o interni.</text:span></text:p>
      <text:p text:style-name="P3"><text:span text:style-name="T2"/></text:p>
      <text:p text:style-name="P8"><text:span text:style-name="T2">Non abbiamo un’idea certa su quale sia la più piccola unità capace di dormire.</text:span></text:p>
      <text:p text:style-name="P8"><text:span text:style-name="T2"/></text:p>
      <text:p text:style-name="P8"><text:span text:style-name="T2">EEG: Nasce nel 1928, serve una tecnologia molto più precisa rispetto all’ECG, si devono misurare tensioni nell’ordine dei uV (microvolt).</text:span></text:p>
      <text:p text:style-name="P8"><text:span text:style-name="T2">Si riconoscono vari tipi di ritmo nell’EEG: il ritmo alfa ha una frequenza di 8-12 Hz.</text:span></text:p>
      <text:p text:style-name="P8"><text:span text:style-name="T2">Durante lo stato assonnato (Drowsy) abbiamo un ritmo più rallentato.</text:span></text:p>
      <text:p text:style-name="P8"><text:span text:style-name="T2">Durante il sonno leggero si hanno eventi noti come “fusi del sonno”.</text:span></text:p>
      <text:p text:style-name="P8"><text:span text:style-name="T2">Nel sonno N3 si ha una frequenza dominante inferiore ai 4 Hz, con picchi molto più grandi rispetto alle altre condizioni.</text:span></text:p>
      <text:p text:style-name="P8"><text:span text:style-name="T2">Il coma nel trattato EEG assomiglia molto al sonno profondo ma il segnale è più “povero”, è molto più stereotipato e carente di cambiamenti di frequenza.<text:tab/></text:span></text:p>
      <text:p text:style-name="P8"><text:span text:style-name="T2">Quando ci svegliamo dallo stato N2 non ci rendiamo conto del risveglio, a differenza di cosa avviene nello stato N1.</text:span></text:p>
      <text:p text:style-name="P8"><text:span text:style-name="T2"/></text:p>
      <text:p text:style-name="P8"><text:soft-page-break/><text:span text:style-name="T2">La frequenza si riduce con un processo che prende il nome di </text:span>deattivazione<text:span text:style-name="T2"> (l’inverso, ovvero l’aumento delle frequenze prende il nome di </text:span>attivazione<text:span text:style-name="T2">). Il termine attivato si è però sostituito con il termine </text:span>desincronizzato<text:span text:style-name="T2">, il termine deattivazione invece è stato sostituito dal termine </text:span>sincronizzato<text:span text:style-name="T2">. (è scorretto usarli come sinonimi ma gli anatomisti sono scemi).</text:span></text:p>
      <text:p text:style-name="P8"><text:span text:style-name="T2"/></text:p>
      <text:p text:style-name="P8"><text:span text:style-name="T2">L’ampiezza del tracciato è determinate dalla sincronizzazione di scariche in contemporanea tra loro. </text:span></text:p>
      <text:p text:style-name="P8"><text:span text:style-name="T2">Una situazione patologica in cui si riscontra la massima ampiezza del tracciato è l’</text:span>epilessia<text:span text:style-name="T2">. </text:span></text:p>
      <text:p text:style-name="P8"><text:span text:style-name="T2"/></text:p>
      <text:p text:style-name="P8"><text:span text:style-name="T2">Nello stato epilettico così come nel sonno profondo si ha grande integrazione dell’informazione ma non si ha diversità.</text:span></text:p>
      <text:p text:style-name="P8"><text:span text:style-name="T2">Noi sogniamo sia durante il sonno REM che non REM. Se svegliati durante il sonno REM la probabilità di riferire il sonno è più alta.</text:span></text:p>
      <text:p text:style-name="P8"><text:span text:style-name="T2"/></text:p>
      <text:p text:style-name="P8">Ipnogramma: <text:span text:style-name="T2">Registrazione della sequenza degli stati di attività durante il sonno.</text:span></text:p>
      <text:p text:style-name="P8"><text:span text:style-name="T2">Dopo il TIB (Time In Bed) si ha un certo tempo per l’addormentamento e poi si passa allo stadio N1, dura pochi minuti e poi si passa allo stato N2 ed infine N3 che domina la prima parte della notte. Dopo circa 90 min dall’addormentamento compare il primo episodio REM che va a chiudere il primo </text:span>ciclo di sonno<text:span text:style-name="T2">. Il secondo ciclo mediamente dura meno del primo e non si passa attraverso lo stato N1, alla fine può succedere che al posto di un REM si ha un breve risveglio che non lascia traccia in memoria (di solito succede varie volte durante la notte). Avvicinandoci al mattino il REM diventa più frequente e tende a scomparire lo stato N3. L’organizzazione (macroarchitettura del sonno) è importante anche per la sua interazione con il sistema endocrino.</text:span></text:p>
      <text:p text:style-name="P8"><text:span text:style-name="T2">Osservando il potenziale di un singolo neurone mostra “pause” nella produzione di potenziali d’azione in cui si ha relativa iperpolarizzazione. Si possono riconoscere variazioni lente del potenziale (up-state e down-state) che vengono dette </text:span>oscillazioni lente<text:span text:style-name="T2">, si pensa che siano l’elemento fondamentale del sonno perché i down-state scompaiono durante la veglia.</text:span></text:p>
      <text:p text:style-name="P9"><text:span text:style-name="T2">Nel ponte si trova un centro inibitorio che blocca i movimenti durante il sonno. In caso di lesioni a carico di questo centro si hanno movimenti durante il sonno che mimano i movimenti del sogno.</text:span></text:p>
      <text:p text:style-name="P10"><text:span text:style-name="T2">Durante il sonno si ha rallentamento della frequenza cardiaca e respiratoria con aritmie in entrambi i casi.</text:span></text:p>
      <text:p text:style-name="P11"><text:span text:style-name="T2">Il sonno varia con l’età, da bambini si dorme molto (senza una vera distinzione tra giorno e notte) con l’età il non-REM si mantiene più o meno costante ma aumenta la veglia a scapito dello stato REM (# TODO: Da rivedere).</text:span></text:p>
      <text:p text:style-name="P11"><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08:32:38.713617095</meta:creation-date>
    <dc:date>2023-11-23T11:06:24.875313429</dc:date>
    <meta:editing-duration>PT3H43M55S</meta:editing-duration>
    <meta:editing-cycles>6</meta:editing-cycles>
    <meta:generator>LibreOffice/7.6.2.1$Linux_X86_64 LibreOffice_project/60$Build-1</meta:generator>
    <meta:document-statistic meta:table-count="0" meta:image-count="0" meta:object-count="0" meta:page-count="2" meta:paragraph-count="40" meta:word-count="767" meta:character-count="4779" meta:non-whitespace-character-count="4056"/>
  </office:meta>
</office:document-meta>
</file>